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Arial1" svg:font-family="Arial"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ight" svg:font-family="'Helvetica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2" svg:font-family="Helvetic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1665in" style:line-height-at-least="0.2665in" fo:background-color="#ffffff" fo:padding="0in" fo:border="none">
        <style:background-image/>
      </style:paragraph-properties>
    </style:style>
    <style:style style:name="P2" style:family="paragraph" style:parent-style-name="Normal_20__28_Web_29_">
      <style:paragraph-properties fo:margin-top="0.0193in" fo:margin-bottom="0.0193in" style:line-height-at-least="0.2083in" fo:background-color="#ffffff">
        <style:background-image/>
      </style:paragraph-properties>
    </style:style>
    <style:style style:name="P3" style:family="paragraph" style:parent-style-name="Standard">
      <style:paragraph-properties fo:margin-left="0in" fo:margin-right="0in" fo:margin-top="0in" fo:margin-bottom="0.0835in" fo:text-indent="0.5in" style:auto-text-indent="false" fo:background-color="#ffffff" fo:padding="0in" fo:border="none">
        <style:background-image/>
      </style:paragraph-properties>
    </style:style>
    <style:style style:name="P4" style:family="paragraph" style:parent-style-name="Body">
      <style:paragraph-properties fo:margin-left="0in" fo:margin-right="0in" fo:text-indent="0.5in" style:auto-text-indent="false"/>
    </style:style>
    <style:style style:name="P5" style:family="paragraph" style:parent-style-name="Body">
      <style:paragraph-properties fo:break-before="page"/>
    </style:style>
    <style:style style:name="P6" style:family="paragraph" style:parent-style-name="Body">
      <style:paragraph-properties>
        <style:tab-stops>
          <style:tab-stop style:position="2.3335in"/>
        </style:tab-stops>
      </style:paragraph-properties>
    </style:style>
    <style:style style:name="P7" style:family="paragraph" style:parent-style-name="Body">
      <style:text-properties fo:font-weight="bold" style:font-weight-asian="bold" style:font-weight-complex="bold"/>
    </style:style>
    <style:style style:name="P8" style:family="paragraph" style:parent-style-name="Body">
      <style:paragraph-properties fo:margin-left="0.5in" fo:margin-right="0in" fo:text-indent="0in" style:auto-text-indent="false"/>
    </style:style>
    <style:style style:name="P9" style:family="paragraph" style:parent-style-name="Standard">
      <style:text-properties fo:font-weight="bold" style:font-weight-asian="bold" style:font-weight-complex="bold"/>
    </style:style>
    <style:style style:name="P10" style:family="paragraph" style:parent-style-name="Standard" style:list-style-name="WWNum2">
      <style:paragraph-properties fo:margin-top="0.0193in" fo:margin-bottom="0.0193in" style:line-height-at-least="0.2665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1" style:family="paragraph" style:parent-style-name="Standard" style:list-style-name="WWNum3">
      <style:paragraph-properties fo:margin-top="0.0193in" fo:margin-bottom="0.0193in" style:line-height-at-least="0.2665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2" style:family="paragraph" style:parent-style-name="Standard" style:list-style-name="WWNum4">
      <style:paragraph-properties fo:margin-top="0.0193in" fo:margin-bottom="0.0193in" style:line-height-at-least="0.2665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3" style:family="paragraph" style:parent-style-name="Standard">
      <style:paragraph-properties fo:margin-top="0in" fo:margin-bottom="0.1665in" style:line-height-at-least="0.0417in"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4" style:family="paragraph" style:parent-style-name="Standard">
      <style:paragraph-properties fo:margin-top="0in" fo:margin-bottom="0.1665in" style:line-height-at-least="0.2665in" fo:background-color="#ffffff" fo:padding="0in" fo:border="none">
        <style:background-image/>
      </style:paragraph-properties>
      <style:text-properties style:font-name="Helvetica1" fo:font-weight="bold" style:font-name-asian="Times New Roman1" style:language-asian="zh" style:country-asian="CN" style:font-weight-asian="bold" style:font-name-complex="Helvetica2"/>
    </style:style>
    <style:style style:name="P15" style:family="paragraph" style:parent-style-name="Standard">
      <style:paragraph-properties fo:margin-left="0in" fo:margin-right="0in" fo:margin-top="0in" fo:margin-bottom="0.1665in" style:line-height-at-least="0.0417in" fo:text-indent="0.5in" style:auto-text-indent="false"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6" style:family="paragraph" style:parent-style-name="Standard">
      <style:paragraph-properties fo:margin-left="0in" fo:margin-right="0in" fo:margin-top="0in" fo:margin-bottom="0.0835in" fo:text-indent="0.5in" style:auto-text-indent="false" fo:background-color="#ffffff" fo:padding="0in" fo:border="none">
        <style:background-image/>
      </style:paragraph-properties>
      <style:text-properties style:font-name="Helvetica1" style:font-name-asian="Times New Roman1" style:language-asian="zh" style:country-asian="CN" style:font-name-complex="Helvetica2"/>
    </style:style>
    <style:style style:name="P17" style:family="paragraph" style:parent-style-name="Heading_20_3">
      <style:paragraph-properties fo:break-before="page"/>
    </style:style>
    <style:style style:name="P18" style:family="paragraph" style:parent-style-name="Body_20_2">
      <style:text-properties fo:font-weight="bold" style:font-weight-asian="bold" style:font-weight-complex="bold"/>
    </style:style>
    <style:style style:name="P19" style:family="paragraph" style:parent-style-name="Title" style:master-page-name="Standard">
      <style:paragraph-properties style:page-number="auto"/>
    </style:style>
    <style:style style:name="P20" style:family="paragraph" style:parent-style-name="Body">
      <style:text-properties fo:font-weight="bold" style:font-weight-asian="bold" style:font-weight-complex="bold"/>
    </style:style>
    <style:style style:name="P21" style:family="paragraph" style:parent-style-name="Body">
      <style:text-properties style:font-weight-complex="bold"/>
    </style:style>
    <style:style style:name="P22" style:family="paragraph" style:parent-style-name="Body" style:list-style-name="WWNum5">
      <style:text-properties style:font-weight-complex="bold"/>
    </style:style>
    <style:style style:name="P23" style:family="paragraph" style:parent-style-name="Body">
      <style:text-properties fo:color="#333333" style:font-name="Arial1" fo:font-size="11.5pt" style:font-size-asian="11.5pt" style:font-name-complex="Arial2" style:font-size-complex="11.5pt"/>
    </style:style>
    <style:style style:name="P24" style:family="paragraph" style:parent-style-name="Body">
      <style:paragraph-properties>
        <style:tab-stops>
          <style:tab-stop style:position="2.3335in"/>
        </style:tab-stops>
      </style:paragraph-properties>
    </style:style>
    <style:style style:name="P25" style:family="paragraph" style:parent-style-name="Body">
      <style:paragraph-properties fo:margin-left="0in" fo:margin-right="0in" fo:text-indent="0.5in" style:auto-text-indent="false"/>
      <style:text-properties style:font-weight-complex="bold"/>
    </style:style>
    <style:style style:name="P26" style:family="paragraph" style:parent-style-name="Body" style:list-style-name="L1">
      <style:paragraph-properties fo:margin-left="0.7291in" fo:margin-right="0in" fo:text-indent="0in" style:auto-text-indent="false"/>
      <style:text-properties style:font-weight-complex="bold"/>
    </style:style>
    <style:style style:name="P27" style:family="paragraph" style:parent-style-name="Body">
      <style:paragraph-properties fo:margin-left="0.75in" fo:margin-right="0in" fo:text-indent="0in" style:auto-text-indent="false"/>
      <style:text-properties style:font-weight-complex="bold"/>
    </style:style>
    <style:style style:name="P28" style:family="paragraph" style:parent-style-name="Body" style:list-style-name="L1">
      <style:paragraph-properties fo:margin-left="0in" fo:margin-right="0in" fo:text-indent="0in" style:auto-text-indent="false"/>
      <style:text-properties style:font-weight-complex="bold"/>
    </style:style>
    <style:style style:name="T1" style:family="text">
      <style:text-properties fo:font-weight="bold" style:font-weight-asian="bold" style:font-weight-complex="bold"/>
    </style:style>
    <style:style style:name="T2" style:family="text">
      <style:text-properties style:font-weight-complex="bold"/>
    </style:style>
    <style:style style:name="T3" style:family="text">
      <style:text-properties fo:color="#333333" style:font-name="Arial1" fo:font-size="11.5pt" style:font-size-asian="11.5pt" style:font-name-complex="Arial2" style:font-size-complex="11.5pt"/>
    </style:style>
    <style:style style:name="T4" style:family="text">
      <style:text-properties style:font-name="Helvetica1" style:font-name-asian="Times New Roman1" style:language-asian="zh" style:country-asian="CN" style:font-name-complex="Helvetica2"/>
    </style:style>
    <style:style style:name="T5" style:family="text">
      <style:text-properties style:font-name="Helvetica1" fo:font-weight="bold" style:font-name-asian="Times New Roman1" style:language-asian="zh" style:country-asian="CN" style:font-weight-asian="bold" style:font-name-complex="Helvetica2"/>
    </style:style>
    <style:style style:name="T6" style:family="text">
      <style:text-properties style:font-name="Helvetica1" fo:font-weight="bold" style:font-name-asian="Times New Roman1" style:language-asian="zh" style:country-asian="CN" style:font-weight-asian="bold" style:font-name-complex="Helvetica2" style:font-weight-complex="bold"/>
    </style:style>
    <style:style style:name="T7" style:family="text">
      <style:text-properties fo:color="#00000a" style:font-name="Helvetica1" style:font-name-complex="Helvetica2"/>
    </style:style>
    <style:style style:name="T8" style:family="text">
      <style:text-properties fo:color="#00000a" style:font-name="Arial1" style:font-name-complex="Arial2"/>
    </style:style>
    <style:style style:name="T9" style:family="text">
      <style:text-properties fo:font-weight="normal" style:font-weight-asian="normal" style:font-weight-complex="normal"/>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2">Use Cases</text:h>
      <text:p text:style-name="Body_20_2">1. </text:p>
      <text:p text:style-name="Body"><text:span text:style-name="T1">Use Case Name: </text:span>BrowseQuestions</text:p>
      <text:p text:style-name="Body"><text:span text:style-name="T1">Participating Actors: </text:span>User</text:p>
      <text:p text:style-name="Body"><text:span text:style-name="T1">Goal: </text:span>View question titles from the main page in the list from along with the number of answers they have</text:p>
      <text:p text:style-name="Body"><text:span text:style-name="T1">Trigger: </text:span>User wishes to browse questions and navigates to the main page of the app</text:p>
      <text:p text:style-name="Body"><text:span text:style-name="T1">Preconditions: </text:span>User knows how to open the app and how to go to the main page from other activities </text:p>
      <text:p text:style-name="Body"><text:span text:style-name="T1">Postconditions: </text:span>On success display questions with number of answers</text:p>
      <text:p text:style-name="Body"><text:span text:style-name="T1">Basic Flow:<text:line-break/><text:tab/></text:span>1. System displays a list of questions with the number of answers it has for browsing</text:p>
      <text:p text:style-name="Body"><text:span text:style-name="T1">Exceptions:<text:line-break/>User Stories: </text:span>1, 14</text:p>
      <text:p text:style-name="Body">Additional<text:line-break/><text:span text:style-name="T1">Qualities:</text:span></text:p>
      <text:p text:style-name="P7">Constraints:</text:p>
      <text:p text:style-name="P7">Includes:</text:p>
      <text:p text:style-name="P7">Extends:</text:p>
      <text:p text:style-name="P7">Related Artifacts:</text:p>
      <text:p text:style-name="P6"><text:span text:style-name="T1">Notes:<text:tab/><text:line-break/></text:span>User Story 1 (<text:span text:style-name="T3">As a user, I want browse questions.</text:span>)</text:p>
      <text:p text:style-name="P6">User Story 14(As a user, I want to see how many answers a question has received)</text:p>
      <text:p text:style-name="P7">Open Issues:</text:p>
      <text:p text:style-name="Body_20_2"/>
      <text:p text:style-name="P18">Acceptance tests:<text:span text:style-name="T9"> This use case is tested by <text:s/>first making a question list, creating a question and adding it to the question list because if there are no questions in the question list, there is nothing to browse. After, the question is obtained from the question list and answers are added to the question. Then, the question is re-inserted back into the question list. The answers a question receives is then checked. </text:span></text:p>
      <text:p text:style-name="Body_20_2"/>
      <text:p text:style-name="Body_20_2"/>
      <text:p text:style-name="Body_20_2"/>
      <text:p text:style-name="Body_20_2"/>
      <text:p text:style-name="Body_20_2"><text:soft-page-break/></text:p>
      <text:p text:style-name="Body_20_2"/>
      <text:p text:style-name="Body_20_2"/>
      <text:p text:style-name="Body_20_2"/>
      <text:p text:style-name="P21">2.</text:p>
      <text:p text:style-name="Body"><text:span text:style-name="T1">Use Case Name: </text:span>ViewQuestionsAndAnswers</text:p>
      <text:p text:style-name="Body"><text:span text:style-name="T1">Participating Actors: </text:span>User</text:p>
      <text:p text:style-name="Body"><text:span text:style-name="T1">Goal: </text:span>View the answers related to a question</text:p>
      <text:p text:style-name="Body"><text:span text:style-name="T1">Trigger: </text:span>User chooses the question he/she wish to view</text:p>
      <text:p text:style-name="Body"><text:span text:style-name="T1">Preconditions: </text:span>User knows how to open the app and how to go to the main page from other activities </text:p>
      <text:p text:style-name="Body"><text:span text:style-name="T1">Postconditions: </text:span>On success display Q&amp;A view of the question selected</text:p>
      <text:p text:style-name="Body"><text:span text:style-name="T1">Basic Flow:<text:line-break/><text:tab/></text:span>1. System displays a list of Questions asked by users for browsing.</text:p>
      <text:p text:style-name="Body"><text:tab/>2. User selects a question</text:p>
      <text:p text:style-name="P8">3. <text:s/>System brought up a new view displaying only the question selected and answers to the question in chronological order</text:p>
      <text:p text:style-name="P7">Exceptions:</text:p>
      <text:p text:style-name="P25">3. There are no answers to the question selected</text:p>
      <text:list xml:id="list307202303" text:style-name="L1">
        <text:list-item>
          <text:list>
            <text:list-item>
              <text:p text:style-name="P26">System displays “No answers for this question yet” in the answer section</text:p>
              <text:p text:style-name="P28"/>
            </text:list-item>
          </text:list>
        </text:list-item>
      </text:list>
      <text:p text:style-name="Body"><text:span text:style-name="T1">User Stories: </text:span>2<text:line-break/><text:span text:style-name="T1">Qualities:</text:span></text:p>
      <text:p text:style-name="P7">Constraints:</text:p>
      <text:p text:style-name="P7">Includes:</text:p>
      <text:p text:style-name="P7">Extends:</text:p>
      <text:p text:style-name="P7">Related Artifacts:</text:p>
      <text:p text:style-name="P6"><text:span text:style-name="T1">Notes:<text:tab/><text:line-break/></text:span>User Story 2 (<text:span text:style-name="T3">As a user, I want to view a question and its answers.</text:span>)</text:p>
      <text:p text:style-name="P6"><text:soft-page-break/>User Story 22(<text:span text:style-name="T3">As a user, by default, I should see the most fresh comments</text:span>)</text:p>
      <text:p text:style-name="P7">Open Issues:</text:p>
      <text:p text:style-name="P7">Acceptance tests:<text:span text:style-name="T9"> In order to view answers for a question, there must be a question and at least one answer. To test this use case, a question is created and an answer is added to this question. Exception 3 is tested by checking if there are answers to a question (which is done before an answer is added to the question), and since there are no answers, the string “No answers for this question yet” is displayed to the user. </text:span></text:p>
      <text:p text:style-name="Body"/>
      <text:h text:style-name="Heading_20_3" text:outline-level="3">3. </text:h>
      <text:p text:style-name="Body"><text:span text:style-name="T1">Use Case Name: </text:span>ViewReplies</text:p>
      <text:p text:style-name="Body"><text:span text:style-name="T1">Participating Actors: </text:span>User</text:p>
      <text:p text:style-name="Body"><text:span text:style-name="T1">Goal: </text:span>View replies to a question or an answer.</text:p>
      <text:p text:style-name="Body"><text:span text:style-name="T1">Trigger: </text:span>User chooses on a question to answer.</text:p>
      <text:p text:style-name="Body"><text:span text:style-name="T1">Preconditions: </text:span>User knows which question or answer they want to view the replies to.</text:p>
      <text:p text:style-name="Body"><text:span text:style-name="T1">Postconditions: </text:span>System displays the list of replies to the question/answer that the user long clicked on.</text:p>
      <text:p text:style-name="Body"><text:span text:style-name="T1">Basic Flow:<text:line-break/><text:tab/></text:span>1. System displays the list of replies to the corresponding question/answer <text:tab/><text:tab/><text:tab/>indicated.</text:p>
      <text:p text:style-name="Body"><text:span text:style-name="T1">Exceptions:<text:line-break/><text:tab/></text:span>1. If no replies, display “No Replies” message. </text:p>
      <text:p text:style-name="Body"><text:span text:style-name="T1">User Stories: </text:span>3</text:p>
      <text:p text:style-name="Body">Additional<text:line-break/><text:span text:style-name="T1">Qualities:</text:span></text:p>
      <text:p text:style-name="P7">Constraints:</text:p>
      <text:p text:style-name="P7">Includes:</text:p>
      <text:p text:style-name="P7">Extends:</text:p>
      <text:p text:style-name="P7">Related Artifacts:</text:p>
      <text:p text:style-name="Body"><text:soft-page-break/><text:span text:style-name="T1">Notes:<text:line-break/></text:span>User Story 3 (As a user, I want to view the replies to a question or answer)</text:p>
      <text:p text:style-name="P18">Open Issues:</text:p>
      <text:p text:style-name="P18"/>
      <text:p text:style-name="Body_20_2"><text:span text:style-name="T1">Acceptance tests: <text:s/></text:span><text:span text:style-name="T9">In order to view replies for a question or answer, there must be replies to a question or answer. To test this use case, a question is created and a reply is added to the question. Then a question list is created and the question added to the question list. An answer is then created and a reply added to this answer. Then the answer is added to the question. Then the number of replies to the question and to the answer are checked and then the question and answer are checked to see if they contain the replies added to them. Exception 1 is checked by checking the question and answer to see if they have any replies (which is done in the Junit tests before replies are added to a question or answer) and since there are no replies, the string “No replies” is displayed to the user. </text:span></text:p>
      <text:p text:style-name="P9"><text:span text:style-name="T9"/></text:p>
      <text:h text:style-name="P17" text:outline-level="3">4. </text:h>
      <text:p text:style-name="Body"><text:span text:style-name="T1">Use Case Name: </text:span>AskQuestion</text:p>
      <text:p text:style-name="Body"><text:span text:style-name="T1">Participating Actors: </text:span>Author, SysadminquestionName2 is empty</text:p>
      <text:p text:style-name="Body"><text:span text:style-name="T1">Goal: </text:span>Author adds a question to the list.</text:p>
      <text:p text:style-name="Body"><text:span text:style-name="T1">Trigger: </text:span>Author chooses the AskAQuestion option</text:p>
      <text:p text:style-name="Body"><text:span text:style-name="T1">Preconditions: </text:span>Author knows the question they want to ask &amp; (optional) the photo they want to attach.</text:p>
      <text:p text:style-name="Body"><text:span text:style-name="T1">Postconditions: </text:span>On success, the question is added &amp; success message appears.</text:p>
      <text:p text:style-name="Body"><text:span text:style-name="T1">Basic Flow:<text:line-break/><text:tab/></text:span>1. System prompts Author to enter a question &amp; optionally add a photo.<text:line-break/><text:tab/>2. Author submits his/her question &amp; (optional) attaches a photo.</text:p>
      <text:p text:style-name="P4">3. System displays the question &amp; photo and wait for confirmation <text:line-break/><text:tab/>4. Author submits the question<text:line-break/><text:tab/>5. System returns to the previous/ with the recently added question at the top of <text:tab/><text:tab/><text:tab/>the list.</text:p>
      <text:p text:style-name="Body"><text:span text:style-name="T1">Exceptions:</text:span><text:line-break/><text:tab/>4. Question entered is whitespace characters only.<text:line-break/><text:tab/><text:tab/>4.1 System prompts author to re-enter a valid question <text:line-break/><text:tab/>5. Not connected to the network.<text:line-break/><text:tab/><text:tab/>5.1 System stores the question locally.<text:line-break/><text:tab/><text:tab/>5.2 System pushes to the network the next time it is connected to the <text:tab/><text:tab/><text:tab/>network.</text:p>
      <text:p text:style-name="Body"><text:span text:style-name="T1">User Stories: </text:span>4<text:line-break/><text:span text:style-name="T1">Qualities:</text:span></text:p>
      <text:p text:style-name="P7">Constraints: </text:p>
      <text:p text:style-name="Body"><text:span text:style-name="T1">Includes: </text:span>AddPhotoFromGallery (Use Case 7)</text:p>
      <text:p text:style-name="P7">Extends:</text:p>
      <text:p text:style-name="Body"><text:span text:style-name="T1">Related Artifacts: </text:span></text:p>
      <text:p text:style-name="P7"/>
      <text:p text:style-name="Body"><text:soft-page-break/><text:span text:style-name="T1">Notes: <text:line-break/></text:span>User Story 4 (As an author, I want to make questions)<text:span text:style-name="T1"><text:line-break/></text:span>User Story 7 (As an author, I want to attach a picture to my questions or my answers)</text:p>
      <text:p text:style-name="P7">Open Issues:</text:p>
      <text:p text:style-name="P7">Acceptance tests: <text:span text:style-name="T9">To test this use case, a question list is first created and a question without any errors (called questiontest) is created. A picture is then created and added to the question and questionTest is then added to the question list. To test Exception 4, a string called questionName2 with only whitespaces is created (intended to simulate a empty question), and then the String method trim() is applied to it. Since the string length is 0, the user is prompted to re-enter a valid question. To test Exception 5, the network connectivity of the question list is obtained and since the connectivity is false, “No network connectivity, push online later” is returned. </text:span></text:p>
      <text:h text:style-name="P17" text:outline-level="3">5. </text:h>
      <text:p text:style-name="Body"><text:span text:style-name="T1">Use Case Name: </text:span>AddAnswer</text:p>
      <text:p text:style-name="Body"><text:span text:style-name="T1">Participating Actors: </text:span>Author, Sysadmin</text:p>
      <text:p text:style-name="Body"><text:span text:style-name="T1">Goal: </text:span>Author adds an answer to a question.</text:p>
      <text:p text:style-name="Body"><text:span text:style-name="T1">Trigger: </text:span>Author choises the AddAnAnswer option.</text:p>
      <text:p text:style-name="Body"><text:span text:style-name="T1">Preconditions: </text:span>Author knows the answer they want to submit and (optional) the photo they want to attach.</text:p>
      <text:p text:style-name="Body"><text:span text:style-name="T1">Postconditions: </text:span>On success, the answer is added to the question &amp; a success message appears.</text:p>
      <text:p text:style-name="Body"><text:span text:style-name="T1">Basic Flow:<text:line-break/><text:tab/></text:span>1. System prompts Author to enter an answer &amp; optionally add a photo.<text:line-break/><text:tab/>2. Author submits his/her answer &amp; (optional) attaches a photo.</text:p>
      <text:p text:style-name="P4">3. System displays the answer &amp; photo and wait for confirmation<text:line-break/><text:tab/>4. User confirms their Answer.<text:line-break/><text:tab/>5. System returns to the previous/Q&amp;A screen with the recently added answer <text:tab/><text:tab/><text:tab/>at the top of the list of answers.</text:p>
      <text:p text:style-name="Body"><text:span text:style-name="T1">Exceptions:</text:span><text:line-break/><text:tab/>4. Answer entered is whitespace characters only.<text:line-break/><text:tab/><text:tab/>3.1 System prompts author to reenter an answer via a toast message<text:line-break/><text:tab/>5. Not connected to the network.<text:line-break/><text:tab/><text:tab/>4.1 System stores the question locally.<text:line-break/><text:tab/><text:tab/>4.2 System pushes to the network the next time it is connected to the <text:tab/><text:tab/><text:tab/>network.</text:p>
      <text:p text:style-name="Body"><text:span text:style-name="T1">User Stories: </text:span>5<text:line-break/><text:span text:style-name="T1">Qualities:</text:span></text:p>
      <text:p text:style-name="P7">Constraints:</text:p>
      <text:p text:style-name="Body"><text:span text:style-name="T1">Includes: </text:span>AddPhotoFromGallery (Use Case 7)</text:p>
      <text:p text:style-name="P7">Extends:</text:p>
      <text:p text:style-name="P7">Related Artifacts:</text:p>
      <text:p text:style-name="Body"><text:soft-page-break/><text:span text:style-name="T1">Notes:<text:line-break/></text:span>User Story 5 (As an author, I want to answer questions by making an answer)<text:line-break/>User Story 7 (As an author, I want to attach a picture to my questions or my answers)</text:p>
      <text:p text:style-name="P7">Open Issues:</text:p>
      <text:h text:style-name="P17" text:outline-level="3">6. </text:h>
      <text:p text:style-name="Body"><text:span text:style-name="T1">Use Case Name: </text:span>AddReply</text:p>
      <text:p text:style-name="Body"><text:span text:style-name="T1">Participating Actors: </text:span>Author</text:p>
      <text:p text:style-name="Body"><text:span text:style-name="T1">Goal: </text:span>Author adds a reply to a question or answer.</text:p>
      <text:p text:style-name="Body"><text:span text:style-name="T1">Trigger: </text:span>Author chooses the AddReply option.</text:p>
      <text:p text:style-name="Body"><text:span text:style-name="T1">Preconditions: </text:span>Author knows the reply/comment they want to submit and to which item they want to reply to (question or answer).</text:p>
      <text:p text:style-name="Body"><text:span text:style-name="T1">Postconditions: </text:span>On success, the reply is added to the question or answer.</text:p>
      <text:p text:style-name="Body"><text:span text:style-name="T1">Basic Flow:<text:line-break/><text:tab/></text:span>1. System prompts author to enter their reply.<text:line-break/><text:tab/>2. Author submits his/her reply.</text:p>
      <text:p text:style-name="P4">3. System displays the reply and wait for confirmation<text:line-break/><text:tab/>4. Author confirms the reply.<text:line-break/><text:tab/>5. System returns to the previous screen with the most recently added reply at <text:tab/><text:tab/><text:tab/>the top of the list of replies for that question or answer.</text:p>
      <text:p text:style-name="Body"><text:span text:style-name="T1">Exceptions:<text:line-break/></text:span><text:tab/>5. Not connected to the network.<text:line-break/><text:tab/><text:tab/>4.1 System stores the question locally.<text:line-break/><text:tab/><text:tab/>4.2 System pushes to the network the next time it is connected to the <text:tab/><text:tab/><text:tab/>network.</text:p>
      <text:p text:style-name="Body"><text:span text:style-name="T1">User Stories: </text:span>6</text:p>
      <text:p text:style-name="Body">Additional<text:line-break/><text:span text:style-name="T1">Qualities:</text:span></text:p>
      <text:p text:style-name="P7">Constraints:</text:p>
      <text:p text:style-name="P7">Includes:</text:p>
      <text:p text:style-name="Body"><text:span text:style-name="T1">Extends: </text:span>ViewReplies (Use Case 3)</text:p>
      <text:p text:style-name="P7">Related Artifacts:</text:p>
      <text:p text:style-name="Body"><text:span text:style-name="T1">Notes:<text:line-break/></text:span>User Story 6 (As an author, I want to reply to questions and answers to clarify things)</text:p>
      <text:p text:style-name="P7"><text:soft-page-break/>Open Issues:</text:p>
      <text:h text:style-name="P17" text:outline-level="3">7. </text:h>
      <text:p text:style-name="Body"><text:span text:style-name="T1">Use Case Name: </text:span>AddPhotoFromCamera</text:p>
      <text:p text:style-name="Body"><text:span text:style-name="T1">Participating Actors: </text:span>Author, Sysadmin</text:p>
      <text:p text:style-name="Body"><text:span text:style-name="T1">Goal: </text:span>Attach a photo to a question or answer</text:p>
      <text:p text:style-name="Body"><text:span text:style-name="T1">Trigger: </text:span>Author chooses the AddPhotoFromCamera option.</text:p>
      <text:p text:style-name="Body"><text:span text:style-name="T1">Preconditions: </text:span>Author knows how to take a picture.</text:p>
      <text:p text:style-name="Body"><text:span text:style-name="T1">Postconditions: </text:span>On success, photo is attached to the question or answer.</text:p>
      <text:p text:style-name="Body"><text:span text:style-name="T1">Basic Flow:<text:line-break/><text:tab/></text:span>1. System prompts author to take a photo.<text:line-break/><text:tab/>2. Author takes a photo.<text:line-break/><text:tab/>3. Sysadmin verifies that the photo is not larger than 64kb.<text:line-break/><text:tab/>4. System returns to previous screen with preview of the image.</text:p>
      <text:p text:style-name="Body"><text:span text:style-name="T1">Exceptions:<text:line-break/><text:tab/></text:span>3. Photo is larger than 64kb.<text:line-break/><text:tab/><text:tab/>3.1 System displays “image is too large” message &amp; prompts author to <text:tab/><text:tab/><text:tab/>select another photo.</text:p>
      <text:p text:style-name="Body"><text:span text:style-name="T1">User Stories: </text:span>7</text:p>
      <text:p text:style-name="Body">Additional<text:line-break/><text:span text:style-name="T1">Qualities:</text:span></text:p>
      <text:p text:style-name="P7">Constraints:</text:p>
      <text:p text:style-name="P7">Includes:</text:p>
      <text:p text:style-name="P7">Extends:</text:p>
      <text:p text:style-name="Body"><text:span text:style-name="T1">Related Artifacts: </text:span>AskAQuestion (Use Case 1), AddAnAnswer (Use Case 2), AddPhotoFromGallery(Use Case 7)</text:p>
      <text:p text:style-name="Body"><text:span text:style-name="T1">Notes:</text:span><text:line-break/>User Story 7 (As an author, I want to attach a picture to my questions or my answers)</text:p>
      <text:p text:style-name="Body"><text:line-break/><text:span text:style-name="T1">Open Issues:</text:span></text:p>
      <text:h text:style-name="P17" text:outline-level="3">8. </text:h>
      <text:p text:style-name="Body"><text:span text:style-name="T1">Use Case Name: </text:span>AddPhotoFromGallery</text:p>
      <text:p text:style-name="Body"><text:span text:style-name="T1">Participating Actors: </text:span>Author, Sysadmin</text:p>
      <text:p text:style-name="Body"><text:span text:style-name="T1">Goal: </text:span>Attach a photo to a question or answer</text:p>
      <text:p text:style-name="Body"><text:span text:style-name="T1">Trigger: </text:span>Author chooses the AddPhotoFromGallery option.</text:p>
      <text:p text:style-name="Body"><text:span text:style-name="T1">Preconditions: </text:span>Author knows how to take a picture.</text:p>
      <text:p text:style-name="Body"><text:span text:style-name="T1">Postconditions: </text:span>On success, photo is attached to the question or answer.</text:p>
      <text:p text:style-name="Body"><text:span text:style-name="T1">Basic Flow:<text:line-break/><text:tab/></text:span>1. System prompts author to select a photo.<text:line-break/><text:tab/>2. Author selects a photo.<text:line-break/><text:tab/>3. Sysadmin verifies that the photo is not larger than 64kb.<text:line-break/><text:tab/>4. System returns to previous screen with preview of the image.</text:p>
      <text:p text:style-name="Body"><text:span text:style-name="T1">Exceptions:<text:line-break/><text:tab/></text:span>3. Photo is larger than 64kb.<text:line-break/><text:tab/><text:tab/>3.1 System displays “image is too large” message &amp; prompts author to <text:tab/><text:tab/><text:tab/>select another photo.</text:p>
      <text:p text:style-name="Body"><text:span text:style-name="T1">User Stories: </text:span>7</text:p>
      <text:p text:style-name="Body">Additional<text:line-break/><text:span text:style-name="T1">Qualities:</text:span></text:p>
      <text:p text:style-name="P7">Constraints:</text:p>
      <text:p text:style-name="P7">Includes:</text:p>
      <text:p text:style-name="P7">Extends:</text:p>
      <text:p text:style-name="Body"><text:span text:style-name="T1">Related Artifacts: </text:span>AskAQuestion (Use Case 1), AddAnAnswer (Use Case 2), AddPhotoFromCamera (Use Case 6)</text:p>
      <text:p text:style-name="Body"><text:span text:style-name="T1">Notes:</text:span><text:line-break/>User Story 7 (As an author, I want to attach a picture to my questions or my answers)<text:line-break/>User Story 8 (As a sysadmin, I do not want the pictures to be large (&gt;64kb))</text:p>
      <text:p text:style-name="P7">Open Issues:</text:p>
      <text:p text:style-name="P5">9.</text:p>
      <text:p text:style-name="Body"><text:span text:style-name="T1">Use Case Name: </text:span>PhotoSizeLimit</text:p>
      <text:p text:style-name="Body"><text:span text:style-name="T1">Participating Actors: </text:span>Sysadmin</text:p>
      <text:p text:style-name="Body"><text:span text:style-name="T1">Goal: </text:span>Limits the attached photo size to be smaller than 64 kb</text:p>
      <text:p text:style-name="Body"><text:span text:style-name="T1">Trigger: </text:span>Author/User attached a photo greater than 64kb</text:p>
      <text:p text:style-name="Body"><text:span text:style-name="T1">Preconditions: </text:span>Author/User have photo in their gallery or knows how to take a photo</text:p>
      <text:p text:style-name="Body"><text:span text:style-name="T1">Postconditions: </text:span>On success, photo size greater than 64kb is rejected.</text:p>
      <text:p text:style-name="Body"><text:span text:style-name="T1">Basic Flow:<text:line-break/><text:tab/></text:span>1. System prompts author to select a photo.<text:line-break/><text:tab/>2. Author selects a photo size greater than 64kb.<text:line-break/><text:tab/>3. Sysadmin verifies that the photo is not larger than 64kb.<text:line-break/><text:tab/>4. System displays “image is too large” message &amp; prompts author to <text:tab/><text:tab/><text:tab/>select another photo.</text:p>
      <text:p text:style-name="Body"><text:span text:style-name="T1">Exceptions:<text:line-break/><text:tab/></text:span>3. Photo is smaller than 64kb.<text:line-break/><text:tab/><text:tab/>3.1 System will not complain</text:p>
      <text:p text:style-name="Body"><text:span text:style-name="T1">User Stories: </text:span>8</text:p>
      <text:p text:style-name="Body">Additional<text:line-break/><text:span text:style-name="T1">Qualities:</text:span></text:p>
      <text:p text:style-name="P7">Constraints:</text:p>
      <text:p text:style-name="P7">Includes:</text:p>
      <text:p text:style-name="P7">Extends:</text:p>
      <text:p text:style-name="Body"><text:span text:style-name="T1">Related Artifacts: </text:span>AskAQuestion (Use Case 1), AddAnAnswer (Use Case 2), AddPhotoFromCamera (Use Case 6)</text:p>
      <text:p text:style-name="Body"><text:span text:style-name="T1">Notes:</text:span><text:line-break/>User Story 8 (As a sysadmin, I do not want the pictures to be large (&gt;64kb))</text:p>
      <text:p text:style-name="P7">Open Issues:</text:p>
      <text:p text:style-name="P7"/>
      <text:p text:style-name="P7"/>
      <text:p text:style-name="P7"><text:soft-page-break/></text:p>
      <text:p text:style-name="Body">10.</text:p>
      <text:p text:style-name="P1"><text:span text:style-name="T6">Use Case Name: SortQuestionBy</text:span><text:span text:style-name="T4"><text:line-break/></text:span><text:span text:style-name="T5">Participating Actors:</text:span><text:span text:style-name="T4"> User<text:line-break/></text:span><text:span text:style-name="T5">Goal:</text:span><text:span text:style-name="T4"> Display a sorted list of questions.<text:line-break/></text:span><text:span text:style-name="T5">Trigger</text:span><text:span text:style-name="T4">: User chooses the SortBy menu option<text:line-break/></text:span><text:span text:style-name="T5">Preconditions</text:span><text:span text:style-name="T4">: User knows how they want the questions to be sorted by (date - most recent / least recent, picture - with / without)<text:line-break/></text:span><text:span text:style-name="T5">Postconditions</text:span><text:span text:style-name="T4">: On success, display the sorted list of questions.<text:line-break/></text:span><text:span text:style-name="T5">Basic Flow:</text:span></text:p>
      <text:list xml:id="list1848273231" text:style-name="WWNum2">
        <text:list-item>
          <text:p text:style-name="P10">System prompts user to select method to sort by.</text:p>
        </text:list-item>
        <text:list-item>
          <text:p text:style-name="P10">User selects the method they would like.</text:p>
        </text:list-item>
        <text:list-item>
          <text:p text:style-name="P10">System displays the list of questions in sorted order in the method chosen.</text:p>
        </text:list-item>
      </text:list>
      <text:p text:style-name="P1"><text:span text:style-name="T5">Exceptions</text:span><text:span text:style-name="T4">:<text:line-break/></text:span><text:span text:style-name="T5">Qualities</text:span><text:span text:style-name="T4">:<text:line-break/></text:span><text:span text:style-name="T5">Constraints</text:span><text:span text:style-name="T4">:<text:line-break/></text:span><text:span text:style-name="T5">Includes</text:span><text:span text:style-name="T4">:<text:line-break/></text:span><text:span text:style-name="T5">Extends</text:span><text:span text:style-name="T4">:<text:line-break/></text:span><text:span text:style-name="T5">Related</text:span><text:span text:style-name="T4"> </text:span><text:span text:style-name="T5">Artifacts:</text:span><text:span text:style-name="T4"><text:line-break/></text:span><text:span text:style-name="T5">Notes</text:span><text:span text:style-name="T4">:<text:line-break/>User Story 9 (As a user, I want to sort questions by if they have pictures)<text:line-break/>User Story 10 (As a user, I want to sort questions by date or some scoring system)<text:line-break/></text:span><text:span text:style-name="T5">Open Issues</text:span><text:span text:style-name="T4">: </text:span></text:p>
      <text:p text:style-name="Body"/>
      <text:p text:style-name="Body"/>
      <text:p text:style-name="Body"/>
      <text:p text:style-name="Body"/>
      <text:p text:style-name="Body"/>
      <text:p text:style-name="Body"/>
      <text:p text:style-name="Body"/>
      <text:p text:style-name="Body"/>
      <text:p text:style-name="Body"><text:soft-page-break/></text:p>
      <text:h text:style-name="Heading_20_3" text:outline-level="3">11. </text:h>
      <text:p text:style-name="P1"><text:span text:style-name="T6">Use Case Name: Upvote</text:span><text:span text:style-name="T4"><text:line-break/></text:span><text:span text:style-name="T5">Participating Actors:</text:span><text:span text:style-name="T4"> User<text:line-break/></text:span><text:span text:style-name="T5">Goal:</text:span><text:span text:style-name="T4"> Selected Question/Answer upvoted<text:line-break/></text:span><text:span text:style-name="T5">Trigger</text:span><text:span text:style-name="T4">: User chooses to upvote a question/answer</text:span></text:p>
      <text:p text:style-name="P1"><text:span text:style-name="T5">Preconditions</text:span><text:span text:style-name="T4">:at least one question and/or answer need to exist <text:s/><text:line-break/></text:span><text:span text:style-name="T5">Postconditions</text:span><text:span text:style-name="T4">: On success, the number of upvote beside a question/answer needs to increment by one<text:line-break/></text:span><text:span text:style-name="T5">Basic Flow:</text:span></text:p>
      <text:list xml:id="list315537128" text:style-name="WWNum3">
        <text:list-item>
          <text:p text:style-name="P11">User selects the question/answer they want to upvote</text:p>
        </text:list-item>
        <text:list-item>
          <text:p text:style-name="P11">System displays the incremented upvoted number beside the question/answer</text:p>
        </text:list-item>
      </text:list>
      <text:p text:style-name="P1"><text:span text:style-name="T5">Exceptions</text:span><text:span text:style-name="T4">:</text:span></text:p>
      <text:p text:style-name="P13"><text:s text:c="5"/>1. <text:s/>User is the author of the question/answer</text:p>
      <text:p text:style-name="P15">1.1 A message will display notifying the user they cannot upvot their own question/answer<text:line-break/> <text:s text:c="4"/>1. User already upvoted the same question/answer</text:p>
      <text:p text:style-name="P15">1.1 <text:s/>the upvoted number will not increment.</text:p>
      <text:p text:style-name="P15">1.2 <text:s/>A message will display notifying the user they have already upvoted the question/answer</text:p>
      <text:p text:style-name="P1"><text:span text:style-name="T4"><text:line-break/></text:span><text:span text:style-name="T5">Qualities</text:span><text:span text:style-name="T4">:<text:line-break/></text:span><text:span text:style-name="T5">Constraints</text:span><text:span text:style-name="T4">:<text:line-break/></text:span><text:span text:style-name="T5">Includes</text:span><text:span text:style-name="T4">:<text:line-break/></text:span><text:span text:style-name="T5">Extends</text:span><text:span text:style-name="T4">:<text:line-break/></text:span><text:span text:style-name="T5">Related</text:span><text:span text:style-name="T4"> </text:span><text:span text:style-name="T5">Artifacts:</text:span><text:span text:style-name="T4"><text:line-break/></text:span><text:span text:style-name="T5">Notes</text:span><text:span text:style-name="T4">:<text:line-break/>User Story 11(As a user, I want to upvote the question of other users)<text:line-break/>User Story 12 (As a user, I want to upvote the answers of other users)<text:line-break/></text:span><text:span text:style-name="T5">Open Issues</text:span><text:span text:style-name="T4">: </text:span></text:p>
      <text:p text:style-name="Body_20_2"/>
      <text:p text:style-name="Body_20_2"/>
      <text:p text:style-name="Body_20_2"/>
      <text:p text:style-name="Body_20_2"/>
      <text:p text:style-name="Body_20_2"><text:soft-page-break/>12.</text:p>
      <text:p text:style-name="P1"><text:span text:style-name="T6">Use Case Name: SeeMostUpvoted</text:span><text:span text:style-name="T4"><text:line-break/></text:span><text:span text:style-name="T5">Participating Actors:</text:span><text:span text:style-name="T4"> User<text:line-break/></text:span><text:span text:style-name="T5">Goal:</text:span><text:span text:style-name="T4"> Display the most upvoted question and answer<text:line-break/></text:span><text:span text:style-name="T5">Trigger</text:span><text:span text:style-name="T4">: User browses a question <text:line-break/></text:span><text:span text:style-name="T5">Preconditions</text:span><text:span text:style-name="T4">: there are at least one question/answer with upvote<text:line-break/></text:span><text:span text:style-name="T5">Postconditions</text:span><text:span text:style-name="T4">: On success, display the most upvoted question/answer</text:span></text:p>
      <text:p text:style-name="P14">Basic Flow:</text:p>
      <text:list xml:id="list2028002734" text:style-name="WWNum4">
        <text:list-item>
          <text:p text:style-name="P12">User browses question</text:p>
        </text:list-item>
        <text:list-item>
          <text:p text:style-name="P12">System displays the most upvoted question on the top of the question list</text:p>
        </text:list-item>
        <text:list-item>
          <text:p text:style-name="P12">User browses the answers to a question</text:p>
        </text:list-item>
        <text:list-item>
          <text:p text:style-name="P12">System displays the most upvoted answer at the top of the answer list</text:p>
        </text:list-item>
      </text:list>
      <text:p text:style-name="P1"><text:span text:style-name="T5">Exceptions</text:span><text:span text:style-name="T4">:</text:span></text:p>
      <text:p text:style-name="P16">1. there are no questions</text:p>
      <text:p text:style-name="P16"><text:s text:c="4"/>1.1 <text:s/>System displays “no questions currently” message</text:p>
      <text:p text:style-name="P16">2. there are no upvoted questions</text:p>
      <text:p text:style-name="P16"><text:s text:c="4"/>2 .1 <text:s/>System displays questions without a most upvoted question</text:p>
      <text:p text:style-name="P16">3. <text:s/>there are no answers to a question</text:p>
      <text:p text:style-name="P16"><text:s text:c="4"/>3.1 <text:s/>System displays “no answers currently” message</text:p>
      <text:p text:style-name="P16">4. <text:s/>There are no upvoted answers</text:p>
      <text:p text:style-name="P3"><text:span text:style-name="T4"><text:s text:c="4"/>4.1 systems displays answers in chronological order.<text:line-break/></text:span><text:span text:style-name="T5">Qualities</text:span><text:span text:style-name="T4">:<text:line-break/></text:span><text:span text:style-name="T5">Constraints</text:span><text:span text:style-name="T4">:<text:line-break/></text:span><text:span text:style-name="T5">Includes</text:span><text:span text:style-name="T4">:<text:line-break/></text:span><text:span text:style-name="T5">Extends</text:span><text:span text:style-name="T4">:<text:line-break/></text:span><text:span text:style-name="T5">Related</text:span><text:span text:style-name="T4"> </text:span><text:span text:style-name="T5">Artifacts:</text:span><text:span text:style-name="T4"><text:line-break/></text:span><text:span text:style-name="T5">Notes</text:span><text:span text:style-name="T4">:<text:line-break/>User Story 13 </text:span><text:span text:style-name="T3">As a user, I want to see how many answers a question has received</text:span><text:span text:style-name="T4">)<text:line-break/><text:line-break/></text:span><text:span text:style-name="T5">Open Issues</text:span><text:span text:style-name="T4">: </text:span></text:p>
      <text:p text:style-name="Body_20_2"/>
      <text:p text:style-name="Body_20_2"/>
      <text:p text:style-name="Body_20_2"/>
      <text:p text:style-name="Body_20_2"/>
      <text:p text:style-name="Body_20_2"/>
      <text:p text:style-name="Body_20_2"/>
      <text:p text:style-name="Body_20_2"><text:soft-page-break/></text:p>
      <text:p text:style-name="P7">13.</text:p>
      <text:p text:style-name="Body"><text:span text:style-name="T1">Use Case Name: </text:span>Search</text:p>
      <text:p text:style-name="Body"><text:span text:style-name="T1">Participating Actors: </text:span>User</text:p>
      <text:p text:style-name="Body"><text:span text:style-name="T1">Goal: </text:span>Return search results for a given query</text:p>
      <text:p text:style-name="Body"><text:span text:style-name="T1">Trigger: </text:span>User chooses the search option</text:p>
      <text:p text:style-name="Body"><text:span text:style-name="T1">Preconditions: </text:span>User knows what they want to search for</text:p>
      <text:p text:style-name="Body"><text:span text:style-name="T1">Postconditions: </text:span>On success, system displays results for the given search query.</text:p>
      <text:p text:style-name="Body"><text:span text:style-name="T1">Basic Flow:<text:line-break/><text:tab/></text:span>1. System prompts user to enter their query.<text:line-break/><text:tab/>2. User enters a query.<text:line-break/><text:tab/>3. System displays a list of question or answers relating to the given query.</text:p>
      <text:p text:style-name="Body"><text:span text:style-name="T1">Exceptions:<text:line-break/><text:tab/></text:span>3. If there are no matching results.<text:line-break/><text:tab/><text:tab/>3.1 <text:s/>System displays a “no matches” message<text:line-break/><text:tab/><text:tab/>3.2 <text:s/>System returns to step 1</text:p>
      <text:p text:style-name="Body"><text:span text:style-name="T1">User Stories: </text:span>15</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User Story 15 (As a user, I want to search for questions or answers)</text:p>
      <text:p text:style-name="P7">Open Issues:</text:p>
      <text:p text:style-name="P7"/>
      <text:p text:style-name="P7"/>
      <text:p text:style-name="P7"><text:soft-page-break/>14.</text:p>
      <text:p text:style-name="Body"><text:span text:style-name="T1">Use Case Name: </text:span>QuestionsAsked</text:p>
      <text:p text:style-name="Body"><text:span text:style-name="T1">Participating Actors: </text:span>Author</text:p>
      <text:p text:style-name="Body"><text:span text:style-name="T1">Goal: </text:span>Device will remember the questions author asked</text:p>
      <text:p text:style-name="Body"><text:span text:style-name="T1">Trigger: </text:span>Author submits a question</text:p>
      <text:p text:style-name="Body"><text:span text:style-name="T1">Preconditions: </text:span>Author knows how to submit a question</text:p>
      <text:p text:style-name="Body"><text:span text:style-name="T1">Postconditions: </text:span>On success, system saves the questions asked by author on to the device author is currently using</text:p>
      <text:p text:style-name="Body"><text:span text:style-name="T1">Basic Flow:<text:line-break/><text:tab/></text:span>1. Author submits a question.<text:line-break/><text:tab/>2. System save the question onto the device the author is currently using.</text:p>
      <text:p text:style-name="P4">3. Author can view their questions asked under main menu AskedQuestions</text:p>
      <text:p text:style-name="P7">Exceptions:</text:p>
      <text:p text:style-name="Body"><text:span text:style-name="T1">User Stories: </text:span>16</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User Story 16 (<text:span text:style-name="T3">As an author, I want my device to remember which questions I asked</text:span>)</text:p>
      <text:p text:style-name="P7">Open Issues:</text:p>
      <text:p text:style-name="P7"/>
      <text:p text:style-name="P7"/>
      <text:p text:style-name="P7"/>
      <text:p text:style-name="P7"/>
      <text:p text:style-name="P7"><text:soft-page-break/></text:p>
      <text:p text:style-name="P7">15.</text:p>
      <text:p text:style-name="Body"><text:span text:style-name="T1">Use Case Name: </text:span>ReadingList</text:p>
      <text:p text:style-name="Body"><text:span text:style-name="T1">Participating Actors: </text:span>User</text:p>
      <text:p text:style-name="Body"><text:span text:style-name="T1">Goal: </text:span>Indicated questions and its answers will be locally cached and accessed without internet</text:p>
      <text:p text:style-name="Body"><text:span text:style-name="T1">Trigger: </text:span>User chooses the AddToReadingList option</text:p>
      <text:p text:style-name="Body"><text:span text:style-name="T1">Preconditions: </text:span>questions must exist and user device must have enough memory</text:p>
      <text:p text:style-name="Body"><text:span text:style-name="T1">Postconditions: </text:span>On success, system saves the questions selected by user to the device and it can be accessed offline</text:p>
      <text:p text:style-name="Body"><text:span text:style-name="T1">Basic Flow:<text:line-break/><text:tab/></text:span>1. User selects a question they want to add to reading list<text:line-break/><text:tab/>2. System save the question and its answers onto the device the user is currently using.</text:p>
      <text:p text:style-name="Body"><text:tab/>3. User can view their reading list under main menu ReadingList.</text:p>
      <text:p text:style-name="P7">Exceptions:</text:p>
      <text:p text:style-name="Body"><text:span text:style-name="T1">User Stories: </text:span>17</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User Story 17 (<text:span text:style-name="T3">As a user, I want questions and answers that I read or questions and answers that I've indicated I want to read, to be locally cached so I can read them when I am not on the internet.</text:span>)</text:p>
      <text:p text:style-name="P7">Open Issues:</text:p>
      <text:p text:style-name="P7"/>
      <text:p text:style-name="P7"/>
      <text:p text:style-name="P7"><text:soft-page-break/></text:p>
      <text:p text:style-name="P7">16.</text:p>
      <text:p text:style-name="Body"><text:span text:style-name="T1">Use Case Name: </text:span>Favorites</text:p>
      <text:p text:style-name="Body"><text:span text:style-name="T1">Participating Actors: </text:span>User</text:p>
      <text:p text:style-name="Body"><text:span text:style-name="T1">Goal: </text:span>Save questions as favorites and these questions and their replies can be accessed reguardless of network activity</text:p>
      <text:p text:style-name="Body"><text:span text:style-name="T1">Trigger: </text:span>User chooses the addFavorite option</text:p>
      <text:p text:style-name="Body"><text:span text:style-name="T1">Preconditions: </text:span><text:span text:style-name="T2">At least one </text:span>question must exist and user device must have enough memory</text:p>
      <text:p text:style-name="Body"><text:span text:style-name="T1">Postconditions: </text:span>On success, system saves the questions and replies selected by user to the device and it can be accessed regardless of network activity</text:p>
      <text:p text:style-name="Body"><text:span text:style-name="T1">Basic Flow:<text:line-break/><text:tab/></text:span>1. User selects a question they want to add to their favorite<text:line-break/><text:tab/>2. System save the question and its answers onto the device the user is currently using.</text:p>
      <text:p text:style-name="Body"><text:tab/>3. User can view their favorite list under main menu.</text:p>
      <text:p text:style-name="P7">Exceptions:</text:p>
      <text:p text:style-name="Body"><text:span text:style-name="T1">User Stories: </text:span>18, 19</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User Story 18 (<text:span text:style-name="T3">As a user, I want to explicitly save some questions as favorites.</text:span>)</text:p>
      <text:p text:style-name="P2">User Story 19 (<text:span text:style-name="T3">As a user, my favorites and their replies should always be available to me regardless of network connectivity.</text:span>)</text:p>
      <text:p text:style-name="P7">Open Issues:</text:p>
      <text:p text:style-name="P7"/>
      <text:p text:style-name="P7"><text:soft-page-break/>17.</text:p>
      <text:p text:style-name="Body"><text:span text:style-name="T1">Use Case Name: </text:span>PushAnswers</text:p>
      <text:p text:style-name="Body"><text:span text:style-name="T1">Participating Actors: </text:span>Author</text:p>
      <text:p text:style-name="Body"><text:span text:style-name="T1">Goal: </text:span>Push replies, questions and answer wrote by the author online once the author gets internet connectivity</text:p>
      <text:p text:style-name="Body"><text:span text:style-name="T1">Trigger: </text:span>Once there is network connection </text:p>
      <text:p text:style-name="Body"><text:span text:style-name="T1">Preconditions: </text:span><text:span text:style-name="T7">author has replies, questions and answers written without internet connection</text:span></text:p>
      <text:p text:style-name="Body"><text:span text:style-name="T1">Postconditions: </text:span>On success, system saves the questions and replies selected by user to the device and it can be accessed regardless of network activity</text:p>
      <text:p text:style-name="Body"><text:span text:style-name="T1">Basic Flow:<text:line-break/><text:tab/></text:span>1. Author writes replies, answer, and/or questions without internet connection and press send</text:p>
      <text:p text:style-name="Body"><text:tab/>2. system displays “No network connection” message</text:p>
      <text:p text:style-name="Body"><text:span text:style-name="T1"><text:tab/></text:span><text:span text:style-name="T2">3. Author finds network connection </text:span></text:p>
      <text:p text:style-name="Body"><text:span text:style-name="T2"><text:tab/>4. system pushes</text:span><text:span text:style-name="T3"> </text:span><text:span text:style-name="T8">replies, questions and answers online</text:span></text:p>
      <text:p text:style-name="P7">Exceptions:</text:p>
      <text:p text:style-name="Body"><text:span text:style-name="T1">User Stories: </text:span>20, 21</text:p>
      <text:p text:style-name="Body">Additional<text:line-break/><text:span text:style-name="T1">Qualities:</text:span></text:p>
      <text:p text:style-name="P7">Constraints:</text:p>
      <text:p text:style-name="P7">Includes:</text:p>
      <text:p text:style-name="P7">Extends:</text:p>
      <text:p text:style-name="P7">Related Artifacts:</text:p>
      <text:p text:style-name="Body"><text:span text:style-name="T1">Notes:<text:line-break/></text:span><text:span text:style-name="T3">User Story 20 (As an author, I want to author replies, questions and answers offline)</text:span></text:p>
      <text:p text:style-name="P23">User Story 21 (As an author, I want to push my replies, questions and answers online once I get connectivity)</text:p>
      <text:p text:style-name="P7">Open Issues:</text:p>
      <text:p text:style-name="P7"/>
      <text:p text:style-name="P7"><text:soft-page-break/>18.</text:p>
      <text:p text:style-name="Body"><text:span text:style-name="T1">Use Case Name: </text:span>SetUserName</text:p>
      <text:p text:style-name="Body"><text:span text:style-name="T1">Participating Actors: </text:span>Author</text:p>
      <text:p text:style-name="Body"><text:span text:style-name="T1">Goal: </text:span>Set a username that will be displayed when author post a question, reply or answer</text:p>
      <text:p text:style-name="Body"><text:span text:style-name="T1">Trigger: <text:s/></text:span><text:span text:style-name="T2">Author </text:span><text:span text:style-name="T9">navigates to the setUserName page </text:span></text:p>
      <text:p text:style-name="P7">Preconditions: </text:p>
      <text:p text:style-name="Body"><text:span text:style-name="T1">Postconditions: </text:span>On success, system will set the author’s username as the one typed in</text:p>
      <text:p text:style-name="Body"><text:span text:style-name="T1">Basic Flow:<text:line-break/><text:tab/></text:span>1. Author types in his/her username </text:p>
      <text:p text:style-name="Body"><text:tab/>2. system displays his/her user name and wait for confirmation</text:p>
      <text:p text:style-name="Body"><text:span text:style-name="T1"><text:tab/></text:span><text:span text:style-name="T2">3. Author confirms his/her username </text:span></text:p>
      <text:p text:style-name="P21"><text:tab/>4. system set the username and will display it after every post made by this user</text:p>
      <text:p text:style-name="P7">Exceptions:</text:p>
      <text:list xml:id="list1608490272" text:style-name="WWNum5">
        <text:list-item>
          <text:p text:style-name="P22">No username is typed in or only whitespace is typed in</text:p>
        </text:list-item>
      </text:list>
      <text:p text:style-name="P27">1.1 <text:s/>System set the Author as “Anonymous”</text:p>
      <text:p text:style-name="Body"><text:span text:style-name="T1">User Stories: </text:span>23</text:p>
      <text:p text:style-name="Body">Additional<text:line-break/><text:span text:style-name="T1">Qualities:</text:span></text:p>
      <text:p text:style-name="P7">Constraints:</text:p>
      <text:p text:style-name="P7">Includes:</text:p>
      <text:p text:style-name="P7">Extends:</text:p>
      <text:p text:style-name="P7">Related Artifacts:<text:bookmark text:name="_GoBack"/></text:p>
      <text:p text:style-name="P2"><text:span text:style-name="T1">Notes:<text:line-break/></text:span><text:span text:style-name="T3">User Story 23 (As an author, I set my username)</text:span></text:p>
      <text:p text:style-name="Standard"/>
      <text:p text:style-name="P7">Open Iss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Arial1" svg:font-family="Arial" style:font-family-generic="roman" style:font-pitch="variable"/>
    <style:font-face style:name="Helvetica1" svg:font-family="Helvetic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 Light" svg:font-family="'Helvetica Light'"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Helvetica2" svg:font-family="Helvetica"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zh" style:country-asian="CN" style:font-size-complex="10pt" style:language-complex="ar" style:country-complex="SA"/>
    </style:default-style>
    <style:default-style style:family="paragraph">
      <style:paragraph-properties fo:hyphenation-ladder-count="no-limit" fo:padding="0in" fo:border="0.74pt solid #000001"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Arial Unicode MS"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paragraph-properties fo:margin-top="0.25in" fo:margin-bottom="0.028in" fo:line-height="120%" fo:orphans="2" fo:widows="2" style:writing-mode="lr-tb"/>
      <style:text-properties fo:color="#000000" style:font-name="Helvetica Light" fo:font-size="14pt" fo:letter-spacing="0.0035in" style:font-size-asian="14pt" style:font-name-complex="Arial Unicode MS" style:font-size-complex="14pt"/>
    </style:style>
    <style:style style:name="Title" style:family="paragraph" style:parent-style-name="Heading" style:next-style-name="Subtitle" style:default-outline-level="2" style:list-style-name="" style:class="chapter">
      <style:paragraph-properties fo:margin-top="0.139in" fo:margin-bottom="0.139in" fo:text-align="center" style:justify-single-word="false" fo:orphans="2" fo:widows="2" style:writing-mode="lr-tb"/>
      <style:text-properties fo:color="#434343" style:font-name="Helvetica" fo:font-size="18pt" fo:font-weight="bold" style:font-size-asian="18pt" style:font-weight-asian="bold" style:font-name-complex="Arial Unicode MS"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2" style:display-name="Body 2" style:family="paragraph" style:default-outline-level="">
      <style:paragraph-properties fo:orphans="2" fo:widows="2" style:writing-mode="lr-tb"/>
      <style:text-properties fo:color="#000000" style:font-name="Helvetica1" fo:font-size="11pt" style:font-size-asian="11pt" style:font-name-complex="Arial Unicode MS" style:font-size-complex="11pt"/>
    </style:style>
    <style:style style:name="Body" style:family="paragraph" style:default-outline-level="">
      <style:paragraph-properties fo:margin-top="0.111in" fo:margin-bottom="0in" fo:line-height="120%" fo:orphans="2" fo:widows="2" style:writing-mode="lr-tb"/>
      <style:text-properties fo:color="#000000" style:font-name="Helvetica1" fo:font-size="12pt" style:font-size-asian="12pt" style:font-name-complex="Arial Unicode MS" style:font-size-complex="12pt"/>
    </style:style>
    <style:style style:name="Normal_20__28_Web_29_" style:display-name="Normal (Web)" style:family="paragraph" style:parent-style-name="Standard" style:default-outline-level="">
      <style:paragraph-properties fo:margin-top="0.0193in" fo:margin-bottom="0.0193in" fo:padding="0in" fo:border="none"/>
      <style:text-properties style:font-name-asian="Times New Roman1" style:language-asian="zh" style:country-asian="CN"/>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5in" fo:margin-bottom="0.6in" fo:margin-left="1in" fo:margin-right="1in" style:writing-mode="lr-tb" style:layout-grid-color="#c0c0c0" style:layout-grid-lines="25781"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02in" style:dynamic-spacing="true"/>
      </style:header-style>
      <style:footer-style>
        <style:header-footer-properties fo:min-height="0.4in" fo:margin-left="0in" fo:margin-right="0in" fo:margin-top="0.3602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xy</meta:initial-creator>
    <dc:creator>Paul Nhan</dc:creator>
    <meta:editing-cycles>27</meta:editing-cycles>
    <meta:creation-date>2014-10-12T03:41:00</meta:creation-date>
    <dc:date>2014-10-16T15:20:27</dc:date>
    <meta:editing-duration>PT46M16S</meta:editing-duration>
    <meta:generator>LibreOffice/3.5$Linux_X86_64 LibreOffice_project/350m1$Build-2</meta:generator>
    <meta:document-statistic meta:table-count="0" meta:image-count="0" meta:object-count="0" meta:page-count="22" meta:paragraph-count="311" meta:word-count="3124" meta:character-count="19095" meta:non-whitespace-character-count="161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